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TH Sarabun New1" svg:font-family="'TH Sarabun New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H Sarabun New2" svg:font-family="'TH Sarabun New'" style:font-family-generic="system" style:font-pitch="variable"/>
    <style:font-face style:name="TH SarabunPSK" svg:font-family="'TH SarabunPSK'" style:font-family-generic="system" style:font-pitch="variable"/>
  </office:font-face-decls>
  <office:automatic-styles>
    <style:style style:name="P1" style:family="paragraph" style:parent-style-name="AD">
      <style:paragraph-properties fo:text-align="start" style:justify-single-word="false"/>
      <style:text-properties style:font-name="TH Sarabun New" fo:font-size="16pt" officeooo:rsid="000db14c" officeooo:paragraph-rsid="000f97bf" style:font-size-asian="16pt" style:font-name-complex="TH Sarabun New" style:font-size-complex="16pt"/>
    </style:style>
    <style:style style:name="P2" style:family="paragraph" style:parent-style-name="AD">
      <style:text-properties style:font-name="TH Sarabun New" fo:font-size="16pt" officeooo:rsid="000db14c" officeooo:paragraph-rsid="0013e788" style:font-size-asian="16pt" style:font-name-complex="TH Sarabun New" style:font-size-complex="16pt"/>
    </style:style>
    <style:style style:name="P3" style:family="paragraph" style:parent-style-name="AD">
      <style:text-properties style:font-name="TH Sarabun New" fo:font-size="16pt" officeooo:rsid="000db14c" officeooo:paragraph-rsid="0014d724" style:font-size-asian="16pt" style:font-name-complex="TH Sarabun New" style:font-size-complex="16pt"/>
    </style:style>
    <style:style style:name="P4" style:family="paragraph" style:parent-style-name="AD">
      <style:paragraph-properties fo:text-align="start" style:justify-single-word="false"/>
      <style:text-properties style:font-name="TH Sarabun New" fo:font-size="16pt" officeooo:rsid="001f5303" officeooo:paragraph-rsid="0010cd02" style:font-size-asian="16pt" style:font-name-complex="TH Sarabun New" style:font-size-complex="16pt"/>
    </style:style>
    <style:style style:name="P5" style:family="paragraph" style:parent-style-name="AD" style:master-page-name="">
      <loext:graphic-properties draw:fill="none"/>
      <style:paragraph-properties fo:margin-left="0in" fo:margin-right="0in" fo:margin-top="0in" fo:margin-bottom="0in" loext:contextual-spacing="false" fo:line-height="108%" fo:text-align="start" style:justify-single-word="false" fo:orphans="2" fo:widows="2" fo:text-indent="0in" style:auto-text-indent="false" style:page-number="auto" fo:background-color="transparent" style:punctuation-wrap="simple" style:writing-mode="lr-tb"/>
      <style:text-properties style:font-name="TH Sarabun New" fo:font-size="16pt" fo:font-weight="bold" officeooo:rsid="001f5303" officeooo:paragraph-rsid="0010cd02" style:font-size-asian="16pt" style:font-weight-asian="bold" style:font-name-complex="TH Sarabun New" style:font-size-complex="16pt" style:font-weight-complex="bold"/>
    </style:style>
    <style:style style:name="P6" style:family="paragraph" style:parent-style-name="AD">
      <loext:graphic-properties draw:fill="none"/>
      <style:paragraph-properties fo:margin-left="0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punctuation-wrap="simple" style:writing-mode="lr-tb"/>
      <style:text-properties style:font-name="TH Sarabun New" fo:font-size="16pt" fo:font-weight="bold" officeooo:rsid="001f5303" officeooo:paragraph-rsid="00125e77" style:font-size-asian="16pt" style:font-weight-asian="bold" style:font-name-complex="TH Sarabun New" style:font-size-complex="16pt" style:font-weight-complex="bold"/>
    </style:style>
    <style:style style:name="P7" style:family="paragraph" style:parent-style-name="AD">
      <loext:graphic-properties draw:fill="none"/>
      <style:paragraph-properties fo:margin-left="0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punctuation-wrap="simple" style:writing-mode="lr-tb"/>
      <style:text-properties style:font-name="TH Sarabun New" fo:font-size="16pt" fo:font-weight="bold" officeooo:rsid="001f5303" officeooo:paragraph-rsid="0014d724" style:font-size-asian="16pt" style:font-weight-asian="bold" style:font-name-complex="TH Sarabun New" style:font-size-complex="16pt" style:font-weight-complex="bold"/>
    </style:style>
    <style:style style:name="P8" style:family="paragraph" style:parent-style-name="Standard">
      <style:text-properties style:font-name="TH Sarabun New" fo:font-size="16pt" officeooo:rsid="000db14c" officeooo:paragraph-rsid="000db14c" style:font-size-asian="16pt" style:font-name-complex="TH Sarabun New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TH Sarabun New" fo:font-size="18pt" fo:font-weight="bold" officeooo:rsid="000db14c" officeooo:paragraph-rsid="000db14c" style:font-size-asian="18pt" style:font-weight-asian="bold" style:font-name-complex="TH Sarabun New" style:font-size-complex="18pt" style:font-weight-complex="bold"/>
    </style:style>
    <style:style style:name="P1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punctuation-wrap="simple" style:writing-mode="lr-tb"/>
      <style:text-properties style:font-name="TH Sarabun New" fo:font-size="16pt" fo:font-weight="bold" officeooo:rsid="001f5303" officeooo:paragraph-rsid="0014d724" style:font-size-asian="16pt" style:font-weight-asian="bold" style:font-name-complex="TH Sarabun New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fd63" style:font-weight-asian="bold" style:font-weight-complex="bold"/>
    </style:style>
    <style:style style:name="T3" style:family="text">
      <style:text-properties fo:font-weight="bold" officeooo:rsid="002125fc" style:font-weight-asian="bold" style:font-weight-complex="bold"/>
    </style:style>
    <style:style style:name="T4" style:family="text">
      <style:text-properties fo:font-weight="bold" officeooo:rsid="0025899b" style:font-weight-asian="bold" style:font-weight-complex="bold"/>
    </style:style>
    <style:style style:name="T5" style:family="text">
      <style:text-properties fo:font-weight="bold" officeooo:rsid="002752dc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bfd63" style:font-weight-asian="normal" style:font-weight-complex="normal"/>
    </style:style>
    <style:style style:name="T8" style:family="text">
      <style:text-properties fo:font-weight="normal" officeooo:rsid="001f5303" style:font-weight-asian="normal" style:font-weight-complex="normal"/>
    </style:style>
    <style:style style:name="T9" style:family="text">
      <style:text-properties fo:font-weight="normal" officeooo:rsid="002125fc" style:font-weight-asian="normal" style:font-weight-complex="normal"/>
    </style:style>
    <style:style style:name="T10" style:family="text">
      <style:text-properties fo:font-weight="normal" officeooo:rsid="0025899b" style:font-weight-asian="normal" style:font-weight-complex="normal"/>
    </style:style>
    <style:style style:name="T11" style:family="text">
      <style:text-properties style:font-name="TH Sarabun New" fo:font-weight="bold" style:font-weight-asian="bold" style:font-name-complex="TH Sarabun New" style:font-weight-complex="bold"/>
    </style:style>
    <style:style style:name="T12" style:family="text">
      <style:text-properties style:font-name="TH Sarabun New" fo:font-weight="bold" officeooo:rsid="001f5303" style:font-weight-asian="bold" style:font-name-complex="TH Sarabun New" style:font-weight-complex="bold"/>
    </style:style>
    <style:style style:name="T13" style:family="text">
      <style:text-properties style:font-name="TH Sarabun New" fo:font-weight="normal" officeooo:rsid="002125fc" style:font-weight-asian="normal" style:font-name-complex="TH Sarabun New" style:font-weight-complex="normal"/>
    </style:style>
    <style:style style:name="T14" style:family="text">
      <style:text-properties style:font-name="TH Sarabun New" officeooo:rsid="002125fc" style:font-name-complex="TH Sarabun New"/>
    </style:style>
    <style:style style:name="T15" style:family="text">
      <style:text-properties officeooo:rsid="002125fc"/>
    </style:style>
    <style:style style:name="T16" style:family="text">
      <style:text-properties style:font-name="TH Sarabun New1" fo:font-size="16pt" officeooo:rsid="002125fc" style:font-size-asian="16pt" style:font-name-complex="TH Sarabun New2" style:font-size-complex="16pt"/>
    </style:style>
    <style:style style:name="T17" style:family="text">
      <style:text-properties style:font-name="TH Sarabun New1" fo:font-size="16pt" officeooo:rsid="00125e77" style:font-size-asian="16pt" style:font-name-complex="TH Sarabun New2" style:font-size-complex="16pt"/>
    </style:style>
    <style:style style:name="T18" style:family="text">
      <style:text-properties style:font-name="TH Sarabun New1" fo:font-size="16pt" officeooo:rsid="0023ba41" style:font-size-asian="16pt" style:font-name-complex="TH Sarabun New2" style:font-size-complex="16pt"/>
    </style:style>
    <style:style style:name="T19" style:family="text">
      <style:text-properties style:font-name="TH Sarabun New1" fo:font-size="16pt" officeooo:rsid="0014d724" style:font-size-asian="16pt" style:font-name-complex="TH Sarabun New2" style:font-size-complex="16pt"/>
    </style:style>
    <style:style style:name="T20" style:family="text">
      <style:text-properties style:font-name="TH Sarabun New1" fo:font-size="16pt" officeooo:rsid="002752dc" style:font-size-asian="16pt" style:font-name-complex="TH Sarabun New2" style:font-size-complex="16pt"/>
    </style:style>
    <style:style style:name="T21" style:family="text">
      <style:text-properties style:font-name="TH Sarabun New1" fo:font-size="16pt" fo:font-weight="normal" officeooo:rsid="002125fc" style:font-size-asian="16pt" style:font-weight-asian="normal" style:font-name-complex="TH Sarabun New2" style:font-size-complex="16pt" style:font-weight-complex="normal"/>
    </style:style>
    <style:style style:name="T22" style:family="text">
      <style:text-properties style:font-name="TH Sarabun New1" fo:font-size="16pt" fo:font-weight="normal" officeooo:rsid="00125e77" style:font-size-asian="16pt" style:font-weight-asian="normal" style:font-name-complex="TH Sarabun New2" style:font-size-complex="16pt" style:font-weight-complex="normal"/>
    </style:style>
    <style:style style:name="T23" style:family="text">
      <style:text-properties officeooo:rsid="00125e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สารบัญตาราง</text:p>
      <text:p text:style-name="P8"><text:span text:style-name="T1">ตารางที่ 1.1</text:span> ขึ้นตอนการดำเนินงาน</text:p>
      <text:p text:style-name="P2"><text:span text:style-name="T1">ตารางที่ 3.1 </text:span>สัญลักษณ์ของ Use Case Diagram</text:p>
      <text:p text:style-name="P3"><text:span text:style-name="T1">ตารางที่ 3.1 </text:span><text:span text:style-name="T6">สัญลักษณ์ของ Use Case Diagram </text:span><text:span text:style-name="T10">(ต่อ)</text:span></text:p>
      <text:p text:style-name="P3"><text:span text:style-name="T4">ตารางที่ </text:span><text:span text:style-name="T5">3.2</text:span><text:span text:style-name="T10"> <text:s/>สัญลักษณ์ของ Class Diagram</text:span></text:p>
      <text:p text:style-name="P8"/>
      <text:p text:style-name="P8"/>
      <text:p text:style-name="P9">สารบัญรูปภาพ</text:p>
      <text:p text:style-name="P1"><text:span text:style-name="T1">ภาพที่ 2.1</text:span> โครงสร้างสถาปัตยกรรมAndroid</text:p>
      <text:p text:style-name="P1"><text:span text:style-name="สารบัญ_20_Char"><text:span text:style-name="T2">ภาพที่ 2.2 </text:span></text:span><text:span text:style-name="สารบัญ_20_Char"><text:span text:style-name="T7">การเรียกใช้งาน Speech Recognition</text:span></text:span></text:p>
      <text:p text:style-name="P4"><text:span text:style-name="สารบัญ_20_Char"><text:span text:style-name="T11">ภาพที่ 2.3</text:span></text:span><text:span text:style-name="สารบัญ_20_Char"><text:span text:style-name="T6"> การแปลงข้อความจากเสียง</text:span></text:span></text:p>
      <text:p text:style-name="P4"><text:span text:style-name="สารบัญ_20_Char"><text:span text:style-name="T3">ภาพที่ 2.4 </text:span></text:span><text:span text:style-name="สารบัญ_20_Char"><text:span text:style-name="T9">การกำหนดภาษาสำหรับการรับค่า</text:span></text:span></text:p>
      <text:p text:style-name="P5"><text:span text:style-name="สารบัญ_20_Char"><text:span text:style-name="T15">ภาพที่ 2.5 </text:span></text:span><text:span text:style-name="สารบัญ_20_Char"><text:span text:style-name="T13">การเรียกใช้งาน Text to Speech</text:span></text:span></text:p>
      <text:p text:style-name="P6"><text:span text:style-name="สารบัญ_20_Char"><text:span text:style-name="T14">ภาพที่ 2.6</text:span></text:span><text:span text:style-name="สารบัญ_20_Char"><text:span text:style-name="T13"> การตรวจสอบการ Initialize</text:span></text:span></text:p>
      <text:p text:style-name="P6"><text:span text:style-name="สารบัญ_20_Char"><text:span text:style-name="T17">ภ</text:span></text:span><text:span text:style-name="สารบัญ_20_Char"><text:span text:style-name="T16">าพที่ 3.1</text:span></text:span><text:span text:style-name="สารบัญ_20_Char"><text:span text:style-name="T21">ภาพรวมการทำงานของการแปลงข้อความเป็นเสียงสังเคราะห์</text:span></text:span></text:p>
      <text:p text:style-name="P6"><text:span text:style-name="สารบัญ_20_Char"><text:span text:style-name="T17">ภาพที่ </text:span></text:span><text:span text:style-name="สารบัญ_20_Char"><text:span text:style-name="T18">3.2</text:span></text:span><text:span text:style-name="สารบัญ_20_Char"><text:span text:style-name="T17"> </text:span></text:span><text:span text:style-name="สารบัญ_20_Char"><text:span text:style-name="T22">ภาพรวมการทำงานของการแปลงข้อความภายนอกเป็นข้อความ</text:span></text:span></text:p>
      <text:p text:style-name="P7"><text:span text:style-name="สารบัญ_20_Char"><text:span text:style-name="T17">ภาพที่ 3.3 </text:span></text:span><text:span text:style-name="สารบัญ_20_Char"><text:span text:style-name="T22">ภาพรวมการทำงานของการจัดการสัญลักษณ์ในแอปพลิเคชันพูดสื่อใจ</text:span></text:span></text:p>
      <text:p text:style-name="P7"><text:span text:style-name="สารบัญ_20_Char"><text:span text:style-name="T19">ภ</text:span></text:span><text:span text:style-name="สารบัญ_20_Char"><text:span text:style-name="T17">าพที่ 3.4 </text:span></text:span><text:span text:style-name="สารบัญ_20_Char"><text:span text:style-name="T22">Use Case Diagram แสดงการทำงานของแอปพลิเคชันพูดสื่อใจ</text:span></text:span></text:p>
      <text:p text:style-name="P10"><text:span text:style-name="สารบัญ_20_Char"><text:span text:style-name="T19">ภ</text:span></text:span><text:span text:style-name="สารบัญ_20_Char"><text:span text:style-name="T17">าพที่ </text:span></text:span><text:span text:style-name="สารบัญ_20_Char"><text:span text:style-name="T20">3.5</text:span></text:span><text:span text:style-name="สารบัญ_20_Char"><text:span text:style-name="T17"> </text:span></text:span><text:span text:style-name="สารบัญ_20_Char"><text:span text:style-name="T22"><text:s/>ภาพ Class Diagram ของแอปพลิเคชันพูดสื่อใจ</text:span></text:span></text:p>
      <text:p text:style-name="P6"><text:span text:style-name="สารบัญ_20_Char"><text:span text:style-name="T2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TH Sarabun New1" svg:font-family="'TH Sarabun New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H Sarabun New2" svg:font-family="'TH Sarabun New'" style:font-family-generic="system" style:font-pitch="variable"/>
    <style:font-face style:name="TH SarabunPSK" svg:font-family="'TH SarabunPS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AD" style:family="paragraph" style:parent-style-name="Standard" style:default-outline-level="">
      <style:paragraph-properties fo:margin-top="0in" fo:margin-bottom="0in" loext:contextual-spacing="false" fo:text-align="start" style:justify-single-word="false"/>
      <style:text-properties style:font-name="TH Sarabun New1" fo:font-family="'TH Sarabun New'" style:font-family-generic="roman" style:font-pitch="variable" fo:font-size="16pt" style:font-size-asian="16pt" style:font-name-complex="TH Sarabun New2" style:font-family-complex="'TH Sarabun New'" style:font-family-generic-complex="system" style:font-pitch-complex="variable" style:font-size-complex="16pt"/>
    </style:style>
    <style:style style:name="สารบัญ_20_Char" style:display-name="สารบัญ Char" style:family="text">
      <style:text-properties style:font-name="TH Sarabun New1" fo:font-family="'TH Sarabun New'" style:font-family-generic="roman" style:font-pitch="variable" fo:font-size="16pt" style:font-name-asian="TH SarabunPSK" style:font-family-asian="'TH SarabunPSK'" style:font-family-generic-asian="system" style:font-pitch-asian="variable" style:font-size-asian="16pt" style:font-name-complex="TH Sarabun New2" style:font-family-complex="'TH Sarabun New'" style:font-family-generic-complex="system" style:font-pitch-complex="variable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22:21:49.895065468</meta:creation-date>
    <dc:date>2017-06-27T02:56:04.846728055</dc:date>
    <meta:editing-duration>PT1H16M56S</meta:editing-duration>
    <meta:editing-cycles>1</meta:editing-cycles>
    <meta:document-statistic meta:table-count="0" meta:image-count="0" meta:object-count="0" meta:page-count="1" meta:paragraph-count="17" meta:word-count="458" meta:character-count="625" meta:non-whitespace-character-count="580"/>
    <meta:generator>LibreOffice/5.1.6.2$Linux_X86_64 LibreOffice_project/10m0$Build-2</meta:generator>
  </office:meta>
</office:document-meta>
</file>